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D0000000E2B2A87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53cm"/>
    </style:style>
    <style:style style:name="Table1.B" style:family="table-column">
      <style:table-column-properties style:column-width="14.647cm"/>
    </style:style>
    <style:style style:name="Table1.A1" style:family="table-cell">
      <style:table-cell-properties style:vertical-align="middle"/>
    </style:style>
    <style:style style:name="P1" style:family="paragraph" style:parent-style-name="Standard">
      <style:text-properties officeooo:rsid="000a38dc" officeooo:paragraph-rsid="000a38dc"/>
    </style:style>
    <style:style style:name="P2" style:family="paragraph" style:parent-style-name="Standard">
      <style:text-properties officeooo:rsid="000a38dc" officeooo:paragraph-rsid="000b1c42"/>
    </style:style>
    <style:style style:name="P3" style:family="paragraph" style:parent-style-name="Standard">
      <style:text-properties officeooo:rsid="000d4606" officeooo:paragraph-rsid="000d4606"/>
    </style:style>
    <style:style style:name="P4" style:family="paragraph" style:parent-style-name="Standard">
      <style:text-properties officeooo:rsid="000e3ea9" officeooo:paragraph-rsid="000e3ea9"/>
    </style:style>
    <style:style style:name="P5" style:family="paragraph" style:parent-style-name="Standard">
      <style:text-properties officeooo:rsid="000f3e57" officeooo:paragraph-rsid="000f3e57"/>
    </style:style>
    <style:style style:name="P6" style:family="paragraph" style:parent-style-name="Standard">
      <style:paragraph-properties fo:text-align="start" style:justify-single-word="false"/>
      <style:text-properties officeooo:rsid="001085ce" officeooo:paragraph-rsid="001085ce"/>
    </style:style>
    <style:style style:name="P7" style:family="paragraph" style:parent-style-name="Standard">
      <style:paragraph-properties fo:text-align="start" style:justify-single-word="false"/>
      <style:text-properties officeooo:rsid="00125a3d" officeooo:paragraph-rsid="00125a3d"/>
    </style:style>
    <style:style style:name="P8" style:family="paragraph" style:parent-style-name="Preformatted_20_Text">
      <style:text-properties officeooo:rsid="000e3ea9" officeooo:paragraph-rsid="000e3ea9"/>
    </style:style>
    <style:style style:name="P9" style:family="paragraph" style:parent-style-name="Table_20_Contents">
      <style:text-properties fo:font-size="2pt" style:font-size-asian="2pt" style:font-size-complex="2pt"/>
    </style:style>
    <style:style style:name="P10" style:family="paragraph" style:parent-style-name="Standard">
      <style:text-properties officeooo:rsid="000b1c42" officeooo:paragraph-rsid="000b1c42"/>
    </style:style>
    <style:style style:name="P11" style:family="paragraph" style:parent-style-name="Standard">
      <style:text-properties fo:color="#000000" officeooo:rsid="000a38dc" officeooo:paragraph-rsid="000a38dc"/>
    </style:style>
    <style:style style:name="P12" style:family="paragraph" style:parent-style-name="Standard">
      <style:text-properties fo:color="#000000" officeooo:rsid="000d4606" officeooo:paragraph-rsid="000d4606"/>
    </style:style>
    <style:style style:name="P13" style:family="paragraph" style:parent-style-name="Standard">
      <style:text-properties fo:color="#000000" officeooo:rsid="001b85bc" officeooo:paragraph-rsid="001b85bc"/>
    </style:style>
    <style:style style:name="P14" style:family="paragraph" style:parent-style-name="Standard">
      <style:text-properties officeooo:rsid="000a38dc" officeooo:paragraph-rsid="00149e84"/>
    </style:style>
    <style:style style:name="P15" style:family="paragraph" style:parent-style-name="Standard">
      <style:text-properties officeooo:rsid="000a38dc" officeooo:paragraph-rsid="000b1c42"/>
    </style:style>
    <style:style style:name="P16" style:family="paragraph" style:parent-style-name="Standard">
      <style:text-properties officeooo:rsid="0015ddb9" officeooo:paragraph-rsid="0015ddb9"/>
    </style:style>
    <style:style style:name="P17" style:family="paragraph" style:parent-style-name="Standard">
      <style:text-properties officeooo:paragraph-rsid="0015ddb9"/>
    </style:style>
    <style:style style:name="P18" style:family="paragraph" style:parent-style-name="Standard">
      <style:text-properties officeooo:rsid="00193478" officeooo:paragraph-rsid="00193478"/>
    </style:style>
    <style:style style:name="P19" style:family="paragraph" style:parent-style-name="Standard">
      <style:text-properties officeooo:rsid="001a7986" officeooo:paragraph-rsid="001a7986"/>
    </style:style>
    <style:style style:name="P20" style:family="paragraph" style:parent-style-name="Standard">
      <style:text-properties officeooo:rsid="001b85bc" officeooo:paragraph-rsid="001b85bc"/>
    </style:style>
    <style:style style:name="P21" style:family="paragraph" style:parent-style-name="Standard">
      <style:text-properties officeooo:rsid="001d2d0c" officeooo:paragraph-rsid="001d2d0c"/>
    </style:style>
    <style:style style:name="P22" style:family="paragraph" style:parent-style-name="Standard">
      <style:text-properties officeooo:rsid="00208492" officeooo:paragraph-rsid="00208492"/>
    </style:style>
    <style:style style:name="T1" style:family="text">
      <style:text-properties fo:color="#000000"/>
    </style:style>
    <style:style style:name="T2" style:family="text">
      <style:text-properties officeooo:rsid="00149e84"/>
    </style:style>
    <style:style style:name="T3" style:family="text">
      <style:text-properties officeooo:rsid="0015ddb9"/>
    </style:style>
    <style:style style:name="T4" style:family="text">
      <style:text-properties fo:font-style="italic"/>
    </style:style>
    <style:style style:name="T5" style:family="text">
      <style:text-properties officeooo:rsid="00193478"/>
    </style:style>
    <style:style style:name="T6" style:family="text">
      <style:text-properties officeooo:rsid="001b85b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1. what is the advantage of UVM agent?</text:span></text:p>
      <text:p text:style-name="P14"><text:tab/><text:span text:style-name="T2">How it can be reused if something changes in future. Provide modularity. Any changes in the environment can be restricted inside monitor, driver or sequencer. Apart from it being derived from uvm_component it provides the agent to run in phases.</text:span></text:p>
      <text:p text:style-name="P14"/>
      <text:p text:style-name="P16">2. How multiple set_config* is resolved at same hierarchy level and different hierarchy level?</text:p>
      <text:p text:style-name="P16"/>
      <text:p text:style-name="P16"><text:tab/><text:span text:style-name="T5">cntxt_name, inst_name, field_name, value</text:span></text:p>
      <text:p text:style-name="P16"/>
      <text:p text:style-name="P17"><text:span text:style-name="T3"><text:tab/></text:span>The <text:bookmark text:name="link16"/><text:a xlink:type="simple" xlink:href="https://www.vmmcentral.org/uvm_vmm_ik/files3/base/uvm_config_db-svh.html#uvm_config_db" text:style-name="Internet_20_link" text:visited-style-name="Visited_20_Internet_20_Link">uvm_config_db</text:a> class provides a convenience interface on top of the <text:bookmark text:name="link25"/><text:a xlink:type="simple" xlink:href="https://www.vmmcentral.org/uvm_vmm_ik/files3/base/uvm_resource_db-svh.html#uvm_resource_db" text:style-name="Internet_20_link" text:visited-style-name="Visited_20_Internet_20_Link">uvm_resource_db</text:a> to simplify the basic interface that is used for configuring <text:bookmark text:name="link34"/><text:a xlink:type="simple" xlink:href="https://www.vmmcentral.org/uvm_vmm_ik/files3/base/uvm_component-svh.html#uvm_component" text:style-name="Internet_20_link" text:visited-style-name="Visited_20_Internet_20_Link">uvm_component</text:a> instances.</text:p>
      <text:p text:style-name="P2"/>
      <text:p text:style-name="P2"/>
      <text:p text:style-name="P2">Get the value for <text:span text:style-name="T4">field_name</text:span> in <text:span text:style-name="T4">inst_name</text:span>, using component <text:span text:style-name="T4">cntxt</text:span> as the starting search point.  <text:span text:style-name="T4">inst_name</text:span> is an explicit instance name relative to <text:span text:style-name="T4">cntxt</text:span> and may be an empty string if the <text:span text:style-name="T4">cntxt</text:span> is the instance that the configuration object applies to.  <text:span text:style-name="T4">field_name</text:span> is the specific field in the scope that is being searched for.</text:p>
      <text:p text:style-name="P2"/>
      <text:p text:style-name="P22">Set() - Populate value in configuration database.</text:p>
      <text:p text:style-name="P22">Get() - retrieve value from configuration database. </text:p>
      <text:p text:style-name="P2"/>
      <text:p text:style-name="P2"/>
      <text:p text:style-name="P2"/>
      <text:p text:style-name="P18">3. Is it possible to connect multiple <text:span text:style-name="T6">driver <text:tab/>to one sequencer</text:span>?How?</text:p>
      <text:p text:style-name="P2"/>
      <text:p text:style-name="P19"/>
      <text:p text:style-name="P2"/>
      <text:p text:style-name="P2">super.build_phase(phase);<text:line-break/>set_inst_override_by_type("inst_env.inst_agent.*",normal_seq_item::get_type(),basic_seq_item::get_type());</text:p>
      <text:p text:style-name="P2"/>
      <text:p text:style-name="P20">4. What is the difference between factory and callbacks?</text:p>
      <text:p text:style-name="P20"/>
      <text:p text:style-name="P20">Callbacks and factory overrides are two very different mechanisms that achieve similar behaviors. <text:span text:style-name="T4">Callbacks</text:span> can be achieved in almost any programming language whereas the <text:span text:style-name="T4">factory pattern</text:span> overrides are more specific to Object-Oriented programming languages.</text:p>
      <text:p text:style-name="P20"/>
      <text:p text:style-name="P21"/>
      <text:p text:style-name="P20"/>
      <text:p text:style-name="P13">The factory pattern is an well known object-oriented design pattern. The factory method design pattern defining a separate method for creating the objects. , whose subclasses can then override to specify the derived type of object that will be created.</text:p>
      <text:p text:style-name="P20"/>
      <text:p text:style-name="P20">5. Explain the mechanism involved in TLM ports.</text:p>
      <text:p text:style-name="P2"/>
      <text:p text:style-name="P2"/>
      <text:p text:style-name="P10">http://www.testbench.in/UT_01_INTRODUCTION.html</text:p>
      <text:p text:style-name="P1"><text:a xlink:type="simple" xlink:href="http://www.testbench.in/UT_06_UVM_FACTORY.html" text:style-name="Internet_20_link" text:visited-style-name="Visited_20_Internet_20_Link"/></text:p>
      <text:p text:style-name="P1"><text:span text:style-name="T1">UVM (Universal Verification Methodology) Class Library provides the building blocks needed to quickly develop well-constructed and reusable verification components and test environments in SystemVerilog.</text:span> <text:line-break/><text:line-break/><text:soft-page-break/><text:span text:style-name="T1">UVM library contains: </text:span><text:line-break/><text:span text:style-name="T1"><draw:frame draw:style-name="fr1" draw:name="Image4" text:anchor-type="as-char" svg:width="0.344cm" svg:height="0.37cm" draw:z-index="3"><draw:image xlink:href="Pictures/100000000000000D0000000E2B2A87FB.png" xlink:type="simple" xlink:show="embed" xlink:actuate="onLoad"/></draw:frame></text:span><text:span text:style-name="T1"> Component classes for building testbench components like generator/driver/monitor etc. </text:span><text:line-break/><text:span text:style-name="T1"><draw:frame draw:style-name="fr1" draw:name="Image5" text:anchor-type="as-char" svg:width="0.344cm" svg:height="0.37cm" draw:z-index="4"><draw:image xlink:href="Pictures/100000000000000D0000000E2B2A87FB.png" xlink:type="simple" xlink:show="embed" xlink:actuate="onLoad"/></draw:frame></text:span><text:span text:style-name="T1"> Reporting classes for logging,</text:span> <text:line-break/><text:span text:style-name="T1"><draw:frame draw:style-name="fr1" draw:name="Image6" text:anchor-type="as-char" svg:width="0.344cm" svg:height="0.37cm" draw:z-index="5"><draw:image xlink:href="Pictures/100000000000000D0000000E2B2A87FB.png" xlink:type="simple" xlink:show="embed" xlink:actuate="onLoad"/></draw:frame></text:span><text:span text:style-name="T1"> Factory for object substitution.</text:span> <text:line-break/><text:span text:style-name="T1"><draw:frame draw:style-name="fr1" draw:name="Image7" text:anchor-type="as-char" svg:width="0.344cm" svg:height="0.37cm" draw:z-index="6"><draw:image xlink:href="Pictures/100000000000000D0000000E2B2A87FB.png" xlink:type="simple" xlink:show="embed" xlink:actuate="onLoad"/></draw:frame></text:span><text:span text:style-name="T1"> Synchronization classes for managing concurrent process.</text:span> <text:line-break/><text:span text:style-name="T1"><draw:frame draw:style-name="fr1" draw:name="Image8" text:anchor-type="as-char" svg:width="0.344cm" svg:height="0.37cm" draw:z-index="7"><draw:image xlink:href="Pictures/100000000000000D0000000E2B2A87FB.png" xlink:type="simple" xlink:show="embed" xlink:actuate="onLoad"/></draw:frame></text:span><text:span text:style-name="T1"> Policy classes for printing, comparing, recording, packing, and unpacking of uvm_object based classes.</text:span> <text:line-break/><text:span text:style-name="T1"><draw:frame draw:style-name="fr1" draw:name="Image9" text:anchor-type="as-char" svg:width="0.344cm" svg:height="0.37cm" draw:z-index="8"><draw:image xlink:href="Pictures/100000000000000D0000000E2B2A87FB.png" xlink:type="simple" xlink:show="embed" xlink:actuate="onLoad"/></draw:frame></text:span><text:span text:style-name="T1"> TLM Classes for transaction level interface.</text:span> <text:line-break/><text:span text:style-name="T1"><draw:frame draw:style-name="fr1" draw:name="Image10" text:anchor-type="as-char" svg:width="0.344cm" svg:height="0.37cm" draw:z-index="9"><draw:image xlink:href="Pictures/100000000000000D0000000E2B2A87FB.png" xlink:type="simple" xlink:show="embed" xlink:actuate="onLoad"/></draw:frame></text:span><text:span text:style-name="T1"> Sequencer and Sequence classes for generating realistic stimulus. </text:span><text:line-break/><text:span text:style-name="T1"><draw:frame draw:style-name="fr1" draw:name="Image11" text:anchor-type="as-char" svg:width="0.344cm" svg:height="0.37cm" draw:z-index="10"><draw:image xlink:href="Pictures/100000000000000D0000000E2B2A87FB.png" xlink:type="simple" xlink:show="embed" xlink:actuate="onLoad"/></draw:frame></text:span><text:span text:style-name="T1"> And Macros which can be used for shorthand notation of complex implementation. <text:tab/></text:span></text:p>
      <text:p text:style-name="P1"><text:a xlink:type="simple" xlink:href="http://www.testbench.in/UT_06_UVM_FACTORY.html" text:style-name="Internet_20_link" text:visited-style-name="Visited_20_Internet_20_Link"/></text:p>
      <text:p text:style-name="P1"><text:a xlink:type="simple" xlink:href="http://www.testbench.in/UT_06_UVM_FACTORY.html" text:style-name="Internet_20_link" text:visited-style-name="Visited_20_Internet_20_Link"/></text:p>
      <text:p text:style-name="P1"><text:a xlink:type="simple" xlink:href="http://www.testbench.in/UT_06_UVM_FACTORY.html" text:style-name="Internet_20_link" text:visited-style-name="Visited_20_Internet_20_Link"/></text:p>
      <text:p text:style-name="P1"><text:a xlink:type="simple" xlink:href="http://www.testbench.in/UT_06_UVM_FACTORY.html" text:style-name="Internet_20_link" text:visited-style-name="Visited_20_Internet_20_Link"/></text:p>
      <text:p text:style-name="P1"><text:a xlink:type="simple" xlink:href="http://www.testbench.in/UT_06_UVM_FACTORY.html" text:style-name="Internet_20_link" text:visited-style-name="Visited_20_Internet_20_Link">http://www.testbench.in/UT_06_UVM_FACTORY.html</text:a></text:p>
      <text:p text:style-name="P1"/>
      <text:p text:style-name="P1"><text:span text:style-name="T1">There are three basic steps to be followed for using uvm factory. </text:span><text:line-break/><text:line-break/><text:span text:style-name="T1"><draw:frame draw:style-name="fr1" draw:name="Image1" text:anchor-type="as-char" svg:width="0.344cm" svg:height="0.37cm" draw:z-index="0"><draw:image xlink:href="Pictures/100000000000000D0000000E2B2A87FB.png" xlink:type="simple" xlink:show="embed" xlink:actuate="onLoad"/></draw:frame></text:span><text:span text:style-name="T1"> 1) Registration</text:span> <text:line-break/><text:span text:style-name="T1"><draw:frame draw:style-name="fr1" draw:name="Image2" text:anchor-type="as-char" svg:width="0.344cm" svg:height="0.37cm" draw:z-index="1"><draw:image xlink:href="Pictures/100000000000000D0000000E2B2A87FB.png" xlink:type="simple" xlink:show="embed" xlink:actuate="onLoad"/></draw:frame></text:span><text:span text:style-name="T1"> 2) Construction</text:span> <text:line-break/><text:span text:style-name="T1"><draw:frame draw:style-name="fr1" draw:name="Image3" text:anchor-type="as-char" svg:width="0.344cm" svg:height="0.37cm" draw:z-index="2"><draw:image xlink:href="Pictures/100000000000000D0000000E2B2A87FB.png" xlink:type="simple" xlink:show="embed" xlink:actuate="onLoad"/></draw:frame></text:span><text:span text:style-name="T1"> 3) Overriding <text:tab/></text:span></text:p>
      <text:p text:style-name="P11"/>
      <text:p text:style-name="P11"/>
      <text:p text:style-name="P11"/>
      <text:p text:style-name="P3"><text:a xlink:type="simple" xlink:href="https://www.vmmcentral.org/uvm_vmm_ik/files3/base/uvm_config_db-svh.html" text:style-name="Internet_20_link" text:visited-style-name="Visited_20_Internet_20_Link"><text:span text:style-name="T1">https://www.vmmcentral.org/uvm_vmm_ik/files3/base/uvm_config_db-svh.html</text:span></text:a></text:p>
      <text:p text:style-name="P12"/>
      <text:p text:style-name="P12"/>
      <table:table table:name="Table1" table:style-name="Table1">
        <table:table-column table:style-name="Table1.A"/>
        <table:table-column table:style-name="Table1.B"/>
        <table:table-row>
          <table:table-cell table:style-name="Table1.A1" table:number-columns-spanned="2" office:value-type="string">
            <text:p text:style-name="P9"/>
          </table:table-cell>
          <table:covered-table-cell/>
        </table:table-row>
        <table:table-row>
          <table:table-cell table:style-name="Table1.A1" office:value-type="string">
            <text:p text:style-name="Table_20_Contents"><text:a xlink:type="simple" xlink:href="https://www.vmmcentral.org/uvm_vmm_ik/files3/base/uvm_config_db-svh.html#Intro" text:style-name="Internet_20_link" text:visited-style-name="Visited_20_Internet_20_Link">Intro</text:a></text:p>
          </table:table-cell>
          <table:table-cell table:style-name="Table1.A1" office:value-type="string">
            <text:p text:style-name="Table_20_Contents">The <text:bookmark text:name="link1"/><text:a xlink:type="simple" xlink:href="https://www.vmmcentral.org/uvm_vmm_ik/files3/base/uvm_config_db-svh.html#uvm_config_db" text:style-name="Internet_20_link" text:visited-style-name="Visited_20_Internet_20_Link">uvm_config_db</text:a> class provides a convenience interface on top of the <text:bookmark text:name="link2"/><text:a xlink:type="simple" xlink:href="https://www.vmmcentral.org/uvm_vmm_ik/files3/base/uvm_resource_db-svh.html#uvm_resource_db" text:style-name="Internet_20_link" text:visited-style-name="Visited_20_Internet_20_Link">uvm_resource_db</text:a> to simplify the basic interface that is used for configuring <text:bookmark text:name="link3"/><text:a xlink:type="simple" xlink:href="https://www.vmmcentral.org/uvm_vmm_ik/files3/base/uvm_component-svh.html#uvm_component" text:style-name="Internet_20_link" text:visited-style-name="Visited_20_Internet_20_Link">uvm_component</text:a> instances.</text:p>
          </table:table-cell>
        </table:table-row>
      </table:table>
      <text:p text:style-name="P3"/>
      <text:p text:style-name="P3"/>
      <text:p text:style-name="P3"/>
      <text:p text:style-name="P3"/>
      <text:p text:style-name="P3"/>
      <text:p text:style-name="P4">static function void set(</text:p>
      <text:p text:style-name="P4"><text:s text:c="3"/>uvm_component cntxt,</text:p>
      <text:p text:style-name="P4"><text:s text:c="3"/>string inst_name,</text:p>
      <text:p text:style-name="P4"><text:s text:c="3"/>string field_name,</text:p>
      <text:p text:style-name="P4"><text:s text:c="3"/>T value</text:p>
      <text:p text:style-name="P4">)</text:p>
      <text:p text:style-name="P4"/>
      <text:p text:style-name="P5">Create a new or update an existing configuration setting for field_name in inst_name</text:p>
      <text:p text:style-name="P5">from cntxt. <text:s/>The setting is made at cntxt, with the full scope of the set being</text:p>
      <text:p text:style-name="P5">{cntxt,”.”,~inst_name~}. <text:s/>If cntxt is null then inst_name provides the complete scop</text:p>
      <text:p text:style-name="P4"/>
      <text:p text:style-name="P4"/>
      <text:p text:style-name="P8">uvm_config_db #(producer_config)::get(this, "", "config", config_h)</text:p>
      <text:p text:style-name="P8">uvm_config_db #(my_agent_config)::set(this, "*.*producer*", "config", config_h);</text:p>
      <text:p text:style-name="P4"/>
      <text:p text:style-name="P4"/>
      <text:p text:style-name="P6">for Interfaces:</text:p>
      <text:p text:style-name="P6"><text:soft-page-break/><text:s text:c="2"/>// Instantiate the interface</text:p>
      <text:p text:style-name="P6"><text:s text:c="2"/>dut_if dut_if1();</text:p>
      <text:p text:style-name="P6"><text:s text:c="4"/>// Place the interface into the UVM configuration database</text:p>
      <text:p text:style-name="P6"><text:s text:c="4"/>uvm_config_db#(virtual dut_if)::set(null, "*", "dut_vif", dut_if1);</text:p>
      <text:p text:style-name="P7"><text:s/>// Get interface reference from config database</text:p>
      <text:p text:style-name="P7">uvm_config_db#(virtual dut_if)::get(this, "", "dut_vif", dut_v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21:45:38.561019810</meta:creation-date>
    <meta:editing-cycles>3</meta:editing-cycles>
    <meta:editing-duration>PT19H41M</meta:editing-duration>
    <dc:title>UVM_notes</dc:title>
    <dc:date>2015-07-01T08:29:53.045395744</dc:date>
    <meta:generator>LibreOffice/4.4.2.2$Linux_X86_64 LibreOffice_project/40m0$Build-2</meta:generator>
    <meta:document-statistic meta:table-count="1" meta:image-count="11" meta:object-count="0" meta:page-count="3" meta:paragraph-count="39" meta:word-count="495" meta:character-count="3840" meta:non-whitespace-character-count="3321"/>
  </office:meta>
</office:document-meta>
</file>